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D30000004F3E27374E7FFA3AF7.png" manifest:media-type="image/png"/>
  <manifest:file-entry manifest:full-path="Pictures/10000201000000F0000000500DFE04D013B3F75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onydew" svg:font-family="Honydew" style:font-family-generic="modern" style:font-pitch="fixed"/>
    <style:font-face style:name="Calibri" svg:font-family="Calibri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Giorg Sans" svg:font-family="'Giorg Sans'" style:font-family-generic="roman" style:font-pitch="variable"/>
    <style:font-face style:name="Liberation Serif" svg:font-family="'Liberation Serif'" style:font-family-generic="roman" style:font-pitch="variable"/>
    <style:font-face style:name="Organization Age" svg:font-family="'Organization Ag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Giorg Sans1" svg:font-family="'Giorg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fo:color="#666666" style:font-name="Organization Age" fo:font-size="17pt" officeooo:paragraph-rsid="0006c6f2" style:font-size-asian="17pt" style:font-name-complex="Organization Age" style:font-size-complex="17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style:font-name="Organization Age" fo:font-size="2pt" officeooo:paragraph-rsid="0006c6f2" style:font-size-asian="1.75pt" style:font-name-complex="Organization Age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use-window-font-color="true" fo:font-weight="bold" officeooo:rsid="000b8cb8" officeooo:paragraph-rsid="000b8cb8" style:font-weight-asian="bold" style:font-weight-complex="bold"/>
    </style:style>
    <style:style style:name="P5" style:family="paragraph" style:parent-style-name="Table_20_Contents">
      <style:text-properties style:use-window-font-color="true" officeooo:rsid="000b8cb8" officeooo:paragraph-rsid="000b8cb8"/>
    </style:style>
    <style:style style:name="P6" style:family="paragraph" style:parent-style-name="Standard">
      <style:text-properties style:use-window-font-color="true" officeooo:rsid="000b8cb8" officeooo:paragraph-rsid="000b8cb8"/>
    </style:style>
    <style:style style:name="P7" style:family="paragraph" style:parent-style-name="Standard">
      <style:text-properties style:use-window-font-color="true" officeooo:rsid="000b8cb8" officeooo:paragraph-rsid="000faebc"/>
    </style:style>
    <style:style style:name="P8" style:family="paragraph" style:parent-style-name="Standard">
      <style:text-properties style:use-window-font-color="true" officeooo:rsid="000b8cb8" officeooo:paragraph-rsid="000e57e2"/>
    </style:style>
    <style:style style:name="P9" style:family="paragraph" style:parent-style-name="Standard">
      <style:text-properties style:use-window-font-color="true" officeooo:paragraph-rsid="000b8cb8"/>
    </style:style>
    <style:style style:name="P10" style:family="paragraph" style:parent-style-name="Standard">
      <style:text-properties style:use-window-font-color="true" officeooo:rsid="000c888a" officeooo:paragraph-rsid="000c888a"/>
    </style:style>
    <style:style style:name="P11" style:family="paragraph" style:parent-style-name="Standard">
      <style:text-properties style:use-window-font-color="true" officeooo:rsid="000c888a" officeooo:paragraph-rsid="000e57e2"/>
    </style:style>
    <style:style style:name="P12" style:family="paragraph" style:parent-style-name="Standard">
      <style:text-properties style:use-window-font-color="true" officeooo:rsid="000e57e2" officeooo:paragraph-rsid="000e57e2"/>
    </style:style>
    <style:style style:name="P13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use-window-font-color="true" style:text-line-through-style="none" style:text-line-through-type="none" style:font-name="Giorg Sans1" fo:font-size="11pt" fo:language="en" fo:country="US" fo:font-weight="normal" officeooo:paragraph-rsid="000b8cb8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use-window-font-color="true" style:text-line-through-style="none" style:text-line-through-type="none" style:font-name="Giorg Sans1" fo:font-size="11pt" fo:language="en" fo:country="US" fo:font-weight="normal" officeooo:rsid="000b8cb8" officeooo:paragraph-rsid="000b8cb8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use-window-font-color="true" style:text-line-through-style="none" style:text-line-through-type="none" style:font-name="Giorg Sans1" fo:font-size="11pt" fo:language="en" fo:country="US" fo:font-weight="bold" officeooo:paragraph-rsid="000b8cb8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use-window-font-color="true" style:text-line-through-style="none" style:text-line-through-type="none" style:font-name="Giorg Sans1" fo:font-size="11pt" fo:language="en" fo:country="US" fo:font-weight="bold" officeooo:rsid="000b8cb8" officeooo:paragraph-rsid="000b8cb8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="none" draw:fill-color="#cccccc" draw:fill-image-width="0cm" draw:fill-image-height="0cm"/>
      <style:paragraph-properties fo:margin-left="1.245cm" fo:margin-right="0cm" fo:line-height="0.6cm" fo:text-indent="0cm" style:auto-text-indent="false" fo:background-color="transparent"/>
      <style:text-properties style:use-window-font-color="true" style:text-line-through-style="none" style:text-line-through-type="none" style:font-name="Giorg Sans1" fo:font-size="11pt" officeooo:paragraph-rsid="000b8cb8" fo:background-color="transparent" style:font-size-asian="11pt" style:font-size-complex="11pt"/>
    </style:style>
    <style:style style:name="P18" style:family="paragraph" style:parent-style-name="Standard">
      <loext:graphic-properties draw:fill="none" draw:fill-color="#cccccc" draw:fill-image-width="0cm" draw:fill-image-height="0cm"/>
      <style:paragraph-properties fo:margin-left="0cm" fo:margin-right="0cm" fo:line-height="0.6cm" fo:text-indent="0cm" style:auto-text-indent="false" fo:background-color="transparent"/>
      <style:text-properties style:use-window-font-color="true" style:text-line-through-style="none" style:text-line-through-type="none" style:font-name="Giorg Sans1" fo:font-size="11pt" fo:language="en" fo:country="US" fo:font-weight="bold" officeooo:rsid="000b8cb8" officeooo:paragraph-rsid="000b8cb8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loext:graphic-properties draw:fill="none" draw:fill-color="#cccccc" draw:fill-image-width="0cm" draw:fill-image-height="0cm"/>
      <style:paragraph-properties fo:margin-left="0cm" fo:margin-right="0cm" fo:line-height="0.6cm" fo:text-indent="0cm" style:auto-text-indent="false" fo:background-color="transparent"/>
      <style:text-properties style:use-window-font-color="true" style:text-line-through-style="none" style:text-line-through-type="none" style:font-name="Giorg Sans1" fo:font-size="11pt" fo:language="en" fo:country="US" fo:font-weight="normal" officeooo:rsid="000b8cb8" officeooo:paragraph-rsid="000b8cb8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use-window-font-color="true" officeooo:rsid="000e57e2" officeooo:paragraph-rsid="000e57e2"/>
    </style:style>
    <style:style style:name="P21" style:family="paragraph" style:parent-style-name="Standard">
      <style:text-properties style:use-window-font-color="true" officeooo:rsid="000b8cb8" officeooo:paragraph-rsid="0012590f"/>
    </style:style>
    <style:style style:name="P22" style:family="paragraph" style:parent-style-name="Standard">
      <style:text-properties style:use-window-font-color="true" officeooo:rsid="0012590f" officeooo:paragraph-rsid="0012590f"/>
    </style:style>
    <style:style style:name="P23" style:family="paragraph" style:parent-style-name="Standard">
      <style:text-properties style:use-window-font-color="true" style:font-name="Honydew" officeooo:rsid="0012590f" officeooo:paragraph-rsid="0012590f"/>
    </style:style>
    <style:style style:name="P24" style:family="paragraph" style:parent-style-name="Standard">
      <style:text-properties fo:color="#6666ff" officeooo:rsid="0012590f" officeooo:paragraph-rsid="0012590f"/>
    </style:style>
    <style:style style:name="P25" style:family="paragraph" style:parent-style-name="Heading_20_1" style:master-page-name="Standard">
      <style:paragraph-properties style:page-number="auto"/>
      <style:text-properties style:use-window-font-color="true" officeooo:rsid="000b8cb8" officeooo:paragraph-rsid="000b8cb8"/>
    </style:style>
    <style:style style:name="T1" style:family="text">
      <style:text-properties officeooo:rsid="000b8cb8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officeooo:rsid="000c888a"/>
    </style:style>
    <style:style style:name="T5" style:family="text">
      <style:text-properties officeooo:rsid="000e57e2"/>
    </style:style>
    <style:style style:name="T6" style:family="text">
      <style:text-properties officeooo:rsid="000faebc"/>
    </style:style>
    <style:style style:name="T7" style:family="text">
      <style:text-properties officeooo:rsid="001074ca"/>
    </style:style>
    <style:style style:name="T8" style:family="text">
      <style:text-properties officeooo:rsid="0012590f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12590f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Feedback 2016/07/04 <text:span text:style-name="T8">(2)</text:span></text:h>
      <text:p text:style-name="P21"><text:span text:style-name="T8">Good evening/afternoon/morning Wojciech – Lol</text:span></text:p>
      <text:p text:style-name="P22">Please view the notes below about the file/folder code</text:p>
      <text:h text:style-name="Heading_20_2" text:outline-level="2"><text:span text:style-name="T10">F</text:span><text:span text:style-name="T9">ile/Folder code</text:span></text:h>
      <text:p text:style-name="P24">After my last msg I just did the finishing pieces of file/folder code. Regarding 'full_version' suffix: in one place you mentioned “jingle bells full_version.wav” and in the other you mention “jingle_bells_(full_version)_hd24_0135_demo.wav”. Should it be "full_version" or "(full_version)"?</text:p>
      <text:p text:style-name="P22"/>
      <text:p text:style-name="P22">I have taken the specs and put it into chronological order and here are the exact steps that follows:</text:p>
      <text:p text:style-name="P22"/>
      <text:p text:style-name="P22">select folder or zip file</text:p>
      <text:p text:style-name="P22">get all *.wav files (including subdirectories) and place in one folder</text:p>
      <text:p text:style-name="P22"><text:tab/>select parent folder, select name of new folder (artist)</text:p>
      <text:p text:style-name="P22">rename files </text:p>
      <text:p text:style-name="P22"><text:tab/>change all to lowercase</text:p>
      <text:p text:style-name="P22"><text:tab/>replace spaces with '_'</text:p>
      <text:p text:style-name="P22"><text:tab/>remove all special characters like !@#$%^&amp;*+,\ also remove apostrophes</text:p>
      <text:p text:style-name="P22"><text:tab/>don't remove brackets ( ) [ ] as they may contain versions of songs (read more in the last rule)</text:p>
      <text:p text:style-name="P22"><text:tab/>add “_hd24” suffix (if files has a bitrate higher than 16 bit, i.e. 24, 32, etc) add thus suffix at the end of the name</text:p>
      <text:p text:style-name="P22"><text:tab/>adding the 'full-version' suffix </text:p>
      <text:p text:style-name="P22"><text:tab/><text:tab/>i. single titles and then there's only one version of the song without any additional edits/variation). </text:p>
      <text:p text:style-name="P22"><text:tab/><text:tab/>ii. A set of different versions of a song. </text:p>
      <text:p text:style-name="P22"><text:tab/><text:tab/><text:tab/>'jingle bells.wav'</text:p>
      <text:p text:style-name="P22"><text:tab/><text:tab/><text:tab/>'jingle bells 30sec edit.wav'</text:p>
      <text:p text:style-name="P22"><text:tab/><text:tab/><text:tab/>'jingle bells 60sec.wav'</text:p>
      <text:p text:style-name="P22"><text:tab/><text:tab/><text:tab/>'jingle bells what-ever-composer-writes-here-like-no-piano-version.wav'</text:p>
      <text:p text:style-name="P22"><text:tab/><text:tab/>on the top of the list we have “full version”. Composer mark them before uploading naming “jingle bells full_version.wav”, but often they don't put this suffix in the name leaving it only like “jingle bells.wav”. if there is a single song it doesn't have to add any suffix (it can be just “jingle bells”)</text:p>
      <text:p text:style-name="P22"><text:tab/><text:tab/>if there is set of songs and one of them have no suffix it should add “full_version” suffix to this one.</text:p>
      <text:p text:style-name="P22">normalize all i-files (set by default the highest -0.5 db volume for all files) (configurable)</text:p>
      <text:p text:style-name="P22">convert all files 8, 16 or 24 bit (no converison by default 'no-change') (configurable)</text:p>
      <text:p text:style-name="P22">adding tags to wav files (configurable)</text:p>
      <text:p text:style-name="P22">output files, in the directory output (configurable name for each output)</text:p>
      <text:p text:style-name="P22"><text:tab/>directory "full" with original wav files after renaming according to rules</text:p>
      <text:p text:style-name="P22"><text:tab/>directory "flac" with original wav files converted to .flac format</text:p>
      <text:p text:style-name="P22"><text:tab/>directory "demo" consisting combined (WFile mixed) files in mp3 128kbps format (configurable).</text:p>
      <text:p text:style-name="P22"><text:tab/><text:tab/>Those files have the same name as "full" files with added suffix "_MMSS" (minutes and seconds, the timing of audio file) + "_demo" </text:p>
      <text:p text:style-name="P22"><text:soft-page-break/><text:tab/><text:tab/>e.g. “jingle_bells_(full_version)_hd24_0135_demo.wav”</text:p>
      <text:p text:style-name="P22"><text:tab/><text:tab/>configurable: </text:p>
      <text:p text:style-name="P22"><text:tab/><text:tab/><text:tab/>timing suffix (on/off)</text:p>
      <text:p text:style-name="P22"><text:tab/><text:tab/><text:tab/>demo suffix (on/off)</text:p>
      <text:p text:style-name="P22"><text:tab/><text:tab/><text:tab/>bitrate</text:p>
      <text:p text:style-name="P22"><text:tab/>directory "mp3" full files converted to mp3 format (with configurable bitrate)</text:p>
      <text:p text:style-name="P22"/>
      <text:p text:style-name="P22"><text:tab/>After files are processed we have:</text:p>
      <text:p text:style-name="P23"><text:tab/><text:tab/>[DIRECTORY OF COMPOSER A, B and C]</text:p>
      <text:p text:style-name="P23"><text:tab/><text:tab/><text:tab/><text:tab/>[Directory-of-composer-A]</text:p>
      <text:p text:style-name="P23"><text:tab/><text:tab/><text:tab/><text:tab/><text:tab/>&gt; org (dir) original unprocessed files</text:p>
      <text:p text:style-name="P23"><text:tab/><text:tab/><text:tab/><text:tab/><text:tab/>&gt; full (dir)</text:p>
      <text:p text:style-name="P23"><text:tab/><text:tab/><text:tab/><text:tab/><text:tab/>&gt; flac (dir)</text:p>
      <text:p text:style-name="P23"><text:tab/><text:tab/><text:tab/><text:tab/><text:tab/>&gt; demo(dir)</text:p>
      <text:p text:style-name="P23"><text:tab/><text:tab/><text:tab/><text:tab/><text:tab/>&gt; mp3 (dir)</text:p>
      <text:p text:style-name="P23"><text:tab/><text:tab/><text:tab/><text:tab/>[Directory-of-composer-B]</text:p>
      <text:p text:style-name="P23"><text:tab/><text:tab/><text:tab/><text:tab/><text:tab/>&gt; org (dir) original unprocessed files</text:p>
      <text:p text:style-name="P23"><text:tab/><text:tab/><text:tab/><text:tab/><text:tab/>&gt; full (dir)</text:p>
      <text:p text:style-name="P23"><text:tab/><text:tab/><text:tab/><text:tab/><text:tab/>&gt; flac (dir)</text:p>
      <text:p text:style-name="P23"><text:tab/><text:tab/><text:tab/><text:tab/><text:tab/>&gt; demo(dir)</text:p>
      <text:p text:style-name="P23"><text:tab/><text:tab/><text:tab/><text:tab/><text:tab/>&gt; mp3 (dir)</text:p>
      <text:p text:style-name="P22"/>
      <text:p text:style-name="P22">Now it sjust up to getting the volume code done. As mentioned Iwould ercomend using one utility called BS1770GAIN.exe to get a better idea of the audible volume of each clip for mixing. Then adjust volume of the Wfile (volume * global mix level), put pieces together (with correct gaps), mix, normalize/compression (optional and up to you). Place in folders according to the rules above.</text:p>
      <text:p text:style-name="P22"/>
      <text:p text:style-name="P22">Once this is done Iwill start with the GUI and the boxes, options, etc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onydew" svg:font-family="Honydew" style:font-family-generic="modern" style:font-pitch="fixed"/>
    <style:font-face style:name="Calibri" svg:font-family="Calibri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Giorg Sans" svg:font-family="'Giorg Sans'" style:font-family-generic="roman" style:font-pitch="variable"/>
    <style:font-face style:name="Liberation Serif" svg:font-family="'Liberation Serif'" style:font-family-generic="roman" style:font-pitch="variable"/>
    <style:font-face style:name="Organization Age" svg:font-family="'Organization Ag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Giorg Sans1" svg:font-family="'Giorg Sans'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76cm" loext:contextual-spacing="false" fo:text-align="start" style:justify-single-word="false" fo:orphans="2" fo:widows="2" fo:hyphenation-ladder-count="no-limit" style:writing-mode="lr-tb"/>
      <style:text-properties style:use-window-font-color="true" style:font-name="Giorg Sans" fo:font-family="'Giorg Sans'" style:font-family-generic="roman" style:font-pitch="variable" fo:font-size="11pt" fo:language="en" fo:country="US" style:letter-kerning="true" style:font-name-asian="Calibri" style:font-family-asian="Calibri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keep-together="always" fo:text-indent="0cm" style:auto-text-indent="false" fo:keep-with-next="always"/>
      <style:text-properties fo:font-size="37pt" style:font-name-asian="Times New Roman" style:font-family-asian="'Times New Roman'" style:font-family-generic-asian="roman" style:font-pitch-asian="variable" style:font-size-asian="37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76cm" fo:margin-bottom="0.176cm" loext:contextual-spacing="false" fo:keep-together="always" fo:text-indent="0cm" style:auto-text-indent="false" fo:padding-left="0cm" fo:padding-right="0cm" fo:padding-top="0.035cm" fo:padding-bottom="0cm" fo:border-left="none" fo:border-right="none" fo:border-top="0.99pt solid #808080" fo:border-bottom="none" fo:keep-with-next="always"/>
      <style:text-properties fo:color="#404040" fo:font-size="29pt" style:font-name-asian="Times New Roman" style:font-family-asian="'Times New Roman'" style:font-family-generic-asian="roman" style:font-pitch-asian="variable" style:font-size-asian="29pt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176cm" fo:margin-bottom="0.176cm" loext:contextual-spacing="false" fo:keep-together="always" fo:text-indent="0cm" style:auto-text-indent="false" fo:keep-with-next="always"/>
      <style:text-properties fo:color="#595959" fo:font-size="23pt" style:font-name-asian="Times New Roman" style:font-family-asian="'Times New Roman'" style:font-family-generic-asian="roman" style:font-pitch-asian="variable" style:font-size-asian="23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176cm" fo:margin-bottom="0.176cm" loext:contextual-spacing="false" fo:keep-together="always" fo:text-indent="0cm" style:auto-text-indent="false" fo:keep-with-next="always"/>
      <style:text-properties fo:color="#808080" fo:font-size="17pt" style:font-name-asian="Times New Roman" style:font-family-asian="'Times New Roman'" style:font-family-generic-asian="roman" style:font-pitch-asian="variable" style:font-size-asian="17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176cm" fo:margin-bottom="0.176cm" loext:contextual-spacing="false" fo:keep-together="always" fo:text-indent="0cm" style:auto-text-indent="false" fo:keep-with-next="always"/>
      <style:text-properties fo:color="#a6a6a6" fo:font-size="13pt" style:font-name-asian="Times New Roman" style:font-family-asian="'Times New Roman'" style:font-family-generic-asian="roman" style:font-pitch-asian="variable" style:font-size-asian="13pt"/>
    </style:style>
    <style:style style:name="Footer" style:family="paragraph" style:parent-style-name="Standard" style:class="extra">
      <style:paragraph-properties fo:margin-top="0cm" fo:margin-bottom="0.109cm" loext:contextual-spacing="false" fo:hyphenation-ladder-count="no-limit" style:vertical-align="baseli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fo:font-size="12pt" style:letter-kerning="true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margin-top="0cm" fo:margin-bottom="0.109cm" loext:contextual-spacing="false" fo:hyphenation-ladder-count="no-limit" text:number-lines="false" text:line-number="0" style:vertical-align="baseline"/>
      <style:text-properties fo:color="#000000" fo:font-size="12pt" style:letter-kerning="true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cm" fo:margin-bottom="0cm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Giorg Sans" fo:font-family="'Giorg Sans'" style:font-family-generic="roman" style:font-pitch="variable" fo:font-size="37pt" style:font-name-asian="Times New Roman" style:font-family-asian="'Times New Roman'" style:font-family-generic-asian="roman" style:font-pitch-asian="variable" style:font-size-asian="37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>
      <style:text-properties fo:color="#404040" style:font-name="Giorg Sans" fo:font-family="'Giorg Sans'" style:font-family-generic="roman" style:font-pitch="variable" fo:font-size="29pt" style:font-name-asian="Times New Roman" style:font-family-asian="'Times New Roman'" style:font-family-generic-asian="roman" style:font-pitch-asian="variable" style:font-size-asian="29pt" style:font-name-complex="Giorg Sans" style:font-family-complex="'Giorg Sans'" style:font-family-generic-complex="roman" style:font-pitch-complex="variable" style:font-size-complex="13pt"/>
    </style:style>
    <style:style style:name="Heading_20_3_20_Char" style:display-name="Heading 3 Char" style:family="text">
      <style:text-properties fo:color="#595959" style:font-name="Giorg Sans" fo:font-family="'Giorg Sans'" style:font-family-generic="roman" style:font-pitch="variable" fo:font-size="23pt" style:font-name-asian="Times New Roman" style:font-family-asian="'Times New Roman'" style:font-family-generic-asian="roman" style:font-pitch-asian="variable" style:font-size-asian="23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808080" style:font-name="Giorg Sans" fo:font-family="'Giorg Sans'" style:font-family-generic="roman" style:font-pitch="variable" fo:font-size="17pt" style:font-name-asian="Times New Roman" style:font-family-asian="'Times New Roman'" style:font-family-generic-asian="roman" style:font-pitch-asian="variable" style:font-size-asian="17pt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>
      <style:text-properties fo:color="#a6a6a6" style:font-name="Giorg Sans" fo:font-family="'Giorg Sans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fo:color="#000000" style:font-name="Giorg Sans" fo:font-family="'Giorg Sans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Giorg Sans" fo:font-family="'Giorg Sans'" style:font-family-generic="roman" style:font-pitch="variable" fo:font-size="11pt" style:font-size-asian="11pt" style:font-name-complex="Giorg Sans" style:font-family-complex="'Giorg Sans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97cm" table:align="margins" style:writing-mode="lr-tb"/>
    </style:style>
    <style:style style:name="Table1.A" style:family="table-column">
      <style:table-column-properties style:column-width="15.901cm" style:rel-column-width="56645*"/>
    </style:style>
    <style:style style:name="Table1.B" style:family="table-column">
      <style:table-column-properties style:column-width="2.496cm" style:rel-column-width="8890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fo:color="#666666" style:font-name="Organization Age" fo:font-size="17pt" officeooo:paragraph-rsid="0006c6f2" style:font-size-asian="17pt" style:font-name-complex="Organization Age" style:font-size-complex="17pt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style:font-name="Organization Age" fo:font-size="2pt" officeooo:paragraph-rsid="0006c6f2" style:font-size-asian="1.75pt" style:font-name-complex="Organization Age" style:font-size-complex="2pt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dddddd" fo:padding-top="1.101cm" fo:padding-bottom="0.199cm" fo:padding-left="1.3cm" fo:padding-right="1.3cm" style:shadow="none" fo:background-color="#dddddd" style:writing-mode="lr-tb" style:layout-grid-color="#c0c0c0" style:layout-grid-lines="67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dddddd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cm" fo:margin-left="0cm" fo:margin-right="0cm" fo:margin-top="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draw:frame draw:style-name="Mfr1" draw:name="Image1" text:anchor-type="paragraph" svg:width="21.001cm" svg:height="1.642cm" draw:z-index="1"><draw:image xlink:href="Pictures/10000201000005D30000004F3E27374E7FFA3AF7.png" xlink:type="simple" xlink:show="embed" xlink:actuate="onLoad"/></draw:frame>Riaan Francois Venter</text:p>
            </table:table-cell>
            <table:table-cell table:style-name="Table1.A1" office:value-type="string">
              <text:p text:style-name="MP2"><draw:a xlink:type="simple" xlink:href="http://www.rfv.io/"><draw:frame draw:style-name="Mfr2" draw:name="RFV.IO" text:anchor-type="as-char" svg:y="-0.587cm" svg:width="1.995cm" svg:height="0.654cm" draw:z-index="3"><draw:image xlink:href="Pictures/10000201000000F0000000500DFE04D013B3F752.png" xlink:type="simple" xlink:show="embed" xlink:actuate="onLoad"/></draw:frame></draw:a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7:08:14.969000000</meta:creation-date>
    <meta:editing-cycles>4</meta:editing-cycles>
    <meta:editing-duration>PT17M8S</meta:editing-duration>
    <meta:generator>LibreOffice/5.1.3.2$Windows_x86 LibreOffice_project/644e4637d1d8544fd9f56425bd6cec110e49301b</meta:generator>
    <meta:initial-creator>Ryan Venter</meta:initial-creator>
    <dc:date>2016-07-04T22:30:16.014000000</dc:date>
    <dc:creator>Ryan Venter</dc:creator>
    <meta:document-statistic meta:table-count="1" meta:image-count="2" meta:object-count="0" meta:page-count="2" meta:paragraph-count="56" meta:word-count="534" meta:character-count="3483" meta:non-whitespace-character-count="28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riter" xlink:href="../../../../Documents/Writer.ott" meta:date="2016-07-04T17:08:14.716000000"/>
  </office:meta>
</office:document-meta>
</file>